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 Pro Display" svg:font-family="'SF Pro Display'"/>
    <style:font-face style:name="SF Pro Text" svg:font-family="'SF Pro Text'"/>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cc4" officeooo:paragraph-rsid="0007acc4"/>
    </style:style>
    <style:style style:name="P2" style:family="paragraph" style:parent-style-name="Standard">
      <style:text-properties officeooo:rsid="00083cb1" officeooo:paragraph-rsid="00083cb1"/>
    </style:style>
    <style:style style:name="P3" style:family="paragraph" style:parent-style-name="Standard">
      <style:text-properties fo:color="#55308d" officeooo:rsid="0009ec16" officeooo:paragraph-rsid="0009ec16"/>
    </style:style>
    <style:style style:name="P4" style:family="paragraph" style:parent-style-name="Text_20_body">
      <style:text-properties fo:color="#55308d"/>
    </style:style>
    <style:style style:name="P5" style:family="paragraph" style:parent-style-name="Text_20_body">
      <style:text-properties style:use-window-font-color="true" officeooo:rsid="000c9bf1" officeooo:paragraph-rsid="000c9bf1"/>
    </style:style>
    <style:style style:name="T1" style:family="text">
      <style:text-properties officeooo:rsid="000d23da"/>
    </style:style>
    <style:style style:name="T2" style:family="text">
      <style:text-properties officeooo:rsid="000e3f3e"/>
    </style:style>
    <style:style style:name="T3" style:family="text">
      <style:text-properties fo:font-style="italic" style:font-style-asian="italic" style:font-style-complex="italic"/>
    </style:style>
    <style:style style:name="T4" style:family="text">
      <style:text-properties officeooo:rsid="001080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ELO RELACIONAL</text:p>
      <text:p text:style-name="P1">Es un modelo de datos dónde los mismos están estructurados a nivel lógico como tablas formadas por filas y columnas. Un punto importante de los modelos relacionales es la sencillez de su estructura lógica.</text:p>
      <text:p text:style-name="P3">It’s a data model <text:span text:style-name="T3">organized </text:span>at logic level inside columns and rows of a table. Note that relational models are very simple in their <text:span text:style-name="T3">logical structure</text:span>.</text:p>
      <text:p text:style-name="P1"/>
      <text:p text:style-name="P1">MODELO JERARQUICO</text:p>
      <text:p text:style-name="P1">En este modelo los datos se organizan en una forma similar a un árbol visto al revés, en dónde un nodo padre de información puede tener varios hijos. El nodo que no tiene padres se llama “raíz”; y a los nodos que no tienen hijos se los denomina cómo hojas.</text:p>
      <text:p text:style-name="P1">Las bases de datos jerárquicas son especialmente útiles en el caso de aplicaciones que manejan un gran volúmen de información y a la vez datos muy compartidos, permitiendo crear estructuras estables y de gran rendimiento.</text:p>
      <text:p text:style-name="P1">Una de las principales limitaciones de éste modelo es su incapacidad de representar eficientemente las repeticiones.</text:p>
      <text:p text:style-name="P3">In this model the organization has their base in a mirrored three, where a root node has some “childs”. The last childs in the model are called “leaf” <text:span text:style-name="T2">or “thread”</text:span>.</text:p>
      <text:p text:style-name="P3">A hierarchical data base are specially<text:span text:style-name="T4">(adverb)</text:span> <text:span text:style-name="T3">useful </text:span>where the app handle big shared data (structures) and needs high performance.</text:p>
      <text:p text:style-name="P3">The down of this model ...</text:p>
      <text:p text:style-name="P1"/>
      <text:p text:style-name="P1">MODELO EN RED</text:p>
      <text:p text:style-name="P2">Está concebido cómo un modo flexible de representar objetos y su relación. Este es un modelo ligeramente distinto del jerárquico. Su diferencia fundamental es la modificación del concepto de nodo; Se permite que un mismo nodo tenga varios padres (posibilidad no permitida en el modelo jerárquico).</text:p>
      <text:p text:style-name="P3">The network model is a flexible way which can represent objects and their relationships. This model it’s based in the hierarchical model explained below, but this model can storage a node with 1 or more roots / fathers nodes. </text:p>
      <text:p text:style-name="P2"/>
      <text:p text:style-name="Text_20_body">La diferencia principal respecto a los modelos examinados hasta ahora es la no positividad de los datos. En efecto con la forma tradicional (osea, no por objetos) las operaciones que se tienen que efectuar en los datos <text:span text:style-name="T1">que son pedidos por las</text:span> aplicaciones que los usan con una base de datos orientada a objetos. Al contrario de los objetos memorizados en la base de datos que contienen tanto a los datos cómo a las operaciones posibles con tales datos. En cierto sentido, se podría pensar que en los objetos cómo en datos se les han puesto una inyección de inteligencia que les permite saber cómo comportarse sin tener que apoyarse en aplicaciones externas.</text:p>
      <text:p text:style-name="P4">The main difference with respect to the models examined so far is the non-positivity of the data. In effect with the traditional form (bone, not objects) the operations that have to be performed on the data that are requested by the applications that use them with an object-oriented database. In contrast to the objects stored in the database that contain both the data and the possible operations with such data. In a certain sense, one might think that in objects how data has been given an injection of intelligence that allows them to know how to behave without having to rely on external applications.</text:p>
      <text:p text:style-name="P5"><text:soft-page-break/>Find adjetives (Posesive, indefinite, etc): <text:span text:style-name="T4">en cursiva están los objetivos, pero no terminé porque seleccionar palabras con un touchpad es complicated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 Pro Display" svg:font-family="'SF Pro Display'"/>
    <style:font-face style:name="SF Pro Text" svg:font-family="'SF Pro Text'"/>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F Pro Display"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F Pro Display"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F Pro Text" fo:font-family="'SF Pro Text'"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SF Pro Text" fo:font-family="'SF Pro Tex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SF Pro Text" fo:font-family="'SF Pro Text'"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F Pro Text" fo:font-family="'SF Pro Text'"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18:25:13.266447408</meta:creation-date>
    <dc:date>2019-05-11T16:08:51.380019776</dc:date>
    <meta:editing-duration>PT1H14M55S</meta:editing-duration>
    <meta:editing-cycles>8</meta:editing-cycles>
    <meta:generator>LibreOffice/6.2.2.2$Linux_X86_64 LibreOffice_project/20$Build-2</meta:generator>
    <meta:document-statistic meta:table-count="0" meta:image-count="0" meta:object-count="0" meta:page-count="2" meta:paragraph-count="16" meta:word-count="547" meta:character-count="3255" meta:non-whitespace-character-count="2723"/>
  </office:meta>
</office:document-meta>
</file>